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ervice Container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service?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PHP objekt koji obavlja neki "globalni" zadatak</text:p>
                <text:list>
                  <text:list-item>
                    <text:p>slanje mailova, sms-ova</text:p>
                  </text:list-item>
                  <text:list-item>
                    <text:p>spremanje objekta u bazu</text:p>
                  </text:list-item>
                  <text:list-item>
                    <text:p>neka twig ekstenzija</text:p>
                  </text:list-item>
                  <text:list-item>
                    <text:p>generiranje URL-a</text:p>
                  </text:list-item>
                  <text:list-item>
                    <text:p>servis za slanje newslettera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ce Contain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ili <text:a xlink:href="http://symfony.com/doc/current/service_container.html#what-is-a-service-container" xlink:type="simple">Dependency Injection Container</text:a></text:p>
              </text:list-item>
              <text:list-item>
                <text:p>PHP objekt čija je odgovornost instanciranje servisa</text:p>
              </text:list-item>
              <text:list-item>
                <text:p>Prednosti:</text:p>
                <text:list>
                  <text:list-item>
                    <text:p>konfiguracija servisa je na jednom mjestu, umjesto da je razbacana po aplikaciji</text:p>
                  </text:list-item>
                  <text:list-item>
                    <text:p>pojednostavljuje korištenje servisa</text:p>
                  </text:list-item>
                  <text:list-item>
                    <text:p>smanjuje coup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ependency injection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>Ukratko: objekt dobiva vrijednosti svojih property-ja (instance varijabli) izvana:</text:p>
            <text:list text:style-name="L2">
              <text:list-item>
                <text:p>preko konstruktora (preferirani način)</text:p>
              </text:list-item>
              <text:list-item>
                <text:p>preko setter metoda</text:p>
              </text:list-item>
            </text:list>
            <text:p>Prednosti:</text:p>
            <text:list text:continue-numbering="true" text:style-name="L2">
              <text:list-item>
                <text:p>Lakše testiranje</text:p>
              </text:list-item>
              <text:list-item>
                <text:p>Objekt nije odgovoran za inicijalizaciju svojih dependency-ja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ce Container - konfiguraci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>Symfony service container podržava tri načina <text:a xlink:href="http://symfony.com/doc/current/service_container.html#creating-configuring-services-in-the-container" xlink:type="simple">konfiguracije</text:a>:</text:p>
            <text:list text:style-name="L2">
              <text:list-item>
                <text:p>YAML</text:p>
              </text:list-item>
              <text:list-item>
                <text:p>XML</text:p>
              </text:list-item>
              <text:list-item>
                <text:p>PHP</text:p>
              </text:list-item>
            </text:list>
            <text:p>Konfiguracija servisa je kod instalacije Symfony-ja u app/config/services.yml</text:p>
            <text:list text:continue-numbering="true" text:style-name="L2">
              <text:list-item>
                <text:p>Dobra praksa je definirati servise <text:a xlink:href="http://symfony.com/doc/current/bundles/extension.html" xlink:type="simple">unutar bundle-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Konfiguracija servisa preko XML-a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Za Booking aplikaciju ćemo definirati konfiguraciju unutar AppBundle-a u XML file-u (<text:a xlink:href="http://symfony.com/doc/current/bundles/extension.html" xlink:type="simple">upute</text:a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s://en.wikipedia.org/wiki/Service-oriented_architecture" xlink:type="simple">Service Oriented Architecture</text:a></text:p>
              </text:list-item>
              <text:list-item>
                <text:p><text:a xlink:href="http://www.jamesshore.com/Blog/Dependency-Injection-Demystified.html" xlink:type="simple">Dependency Injection Demystified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61</meta:editing-cycles>
    <meta:editing-duration>PT22H48M4S</meta:editing-duration>
    <meta:generator>LibreOffice/5.1.5.2$Windows_x86 LibreOffice_project/7a864d8825610a8c07cfc3bc01dd4fce6a9447e5</meta:generator>
    <dc:title>PHP Akademija template v4</dc:title>
    <dc:date>2016-12-14T15:55:24.970000000</dc:date>
    <meta:document-statistic meta:object-count="66"/>
  </office:meta>
</office:document-meta>
</file>